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0400000004DE6A59C2.png"/>
  <manifest:file-entry manifest:media-type="image/png" manifest:full-path="Pictures/100000000000000400000004D7F2E517.png"/>
  <manifest:file-entry manifest:media-type="image/png" manifest:full-path="Pictures/100000000000000400000004CC5182EB.png"/>
  <manifest:file-entry manifest:media-type="image/png" manifest:full-path="Pictures/1000000000000004000000044B8B09BB.png"/>
  <manifest:file-entry manifest:media-type="image/png" manifest:full-path="Pictures/1000000000000004000000042C88C416.png"/>
  <manifest:file-entry manifest:media-type="image/png" manifest:full-path="Pictures/1000000000000004000000045A636FA8.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anx="http://anx.akomantoso.org/1.0">
  <office:scripts/>
  <office:font-face-decls>
    <style:font-face style:name="OpenSymbol" svg:font-family="OpenSymbol"/>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Trebuchet MS1" svg:font-family="'Trebuchet MS'" style:font-adornments="Cursiva" style:font-family-generic="swiss" style:font-pitch="variable"/>
    <style:font-face style:name="Trebuchet MS" svg:font-family="'Trebuchet MS'" style:font-adornments="Negret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1"/>
    <style:style style:name="T1" style:family="text"/>
    <style:style style:name="Sect1" style:family="section">
      <style:section-properties anx:BungeniSectionType="body" anx:BungeniSectionID="68kr23dMTTeyv6FmeL7+pQ" style:editable="false">
        <style:columns fo:column-count="1" fo:column-gap="0in"/>
      </style:section-properties>
    </style:style>
    <style:style style:name="Sect2" style:family="section">
      <style:section-properties fo:background-color="transparent" fo:margin-left="0.3in" fo:margin-right="0in" anx:BungeniSectionType="Preface" anx:__BungeniMetaEditable="false" anx:BungeniSectionID="swfguEdcS2i+CRtUTB3K2g" style:editable="false">
        <style:columns fo:column-count="1" fo:column-gap="0in"/>
        <style:background-image xlink:href="Pictures/1000000000000004000000045A636FA8.png" xlink:type="simple" xlink:actuate="onLoad" style:filter-name="PNG - Portable Network Graphic"/>
      </style:section-properties>
    </style:style>
    <style:style style:name="Sect3" style:family="section">
      <style:section-properties fo:background-color="transparent" fo:margin-left="0.8in" fo:margin-right="0in" anx:BungeniSectionType="Observation" anx:__BungeniMetaEditable="false" anx:BungeniSectionID="q8i3LT1QRsC6B1Bqy9wJOQ" style:editable="false">
        <style:columns fo:column-count="1" fo:column-gap="0in"/>
        <style:background-image xlink:href="Pictures/1000000000000004000000044B8B09BB.png" xlink:type="simple" xlink:actuate="onLoad" style:filter-name="PNG - Portable Network Graphic"/>
      </style:section-properties>
    </style:style>
    <style:style style:name="Sect4" style:family="section">
      <style:section-properties fo:background-color="transparent" fo:margin-left="0.8in" fo:margin-right="0in" anx:BungeniSectionType="Observation" anx:__BungeniMetaEditable="false" anx:BungeniSectionID="WfsDPiveS2y6diLAwWPg5Q" style:editable="false">
        <style:columns fo:column-count="1" fo:column-gap="0in"/>
        <style:background-image xlink:href="Pictures/1000000000000004000000044B8B09BB.png" xlink:type="simple" xlink:actuate="onLoad" style:filter-name="PNG - Portable Network Graphic"/>
      </style:section-properties>
    </style:style>
    <style:style style:name="Sect5" style:family="section">
      <style:section-properties fo:background-color="transparent" fo:margin-left="0.4in" fo:margin-right="0in" anx:BungeniSectionType="PapersLaid" anx:__BungeniMetaEditable="false" anx:BungeniSectionID="vyEYgmn3QMGLVGh7yC3apw" style:editable="false">
        <style:columns fo:column-count="1" fo:column-gap="0in"/>
        <style:background-image xlink:href="Pictures/100000000000000400000004CC5182EB.png" xlink:type="simple" xlink:actuate="onLoad" style:filter-name="PNG - Portable Network Graphic"/>
      </style:section-properties>
    </style:style>
    <style:style style:name="Sect6" style:family="section">
      <style:section-properties fo:background-color="transparent" fo:margin-left="0.6in" fo:margin-right="0in" anx:BungeniSectionType="PapersLaidList" anx:__BungeniMetaEditable="false" anx:BungeniSectionID="PBxvRio9QCG/3h4prR+RRw" style:editable="false">
        <style:columns fo:column-count="1" fo:column-gap="0in"/>
        <style:background-image xlink:href="Pictures/100000000000000400000004CC5182EB.png" xlink:type="simple" xlink:actuate="onLoad" style:filter-name="PNG - Portable Network Graphic"/>
      </style:section-properties>
    </style:style>
    <style:style style:name="Sect7" style:family="section">
      <style:section-properties fo:background-color="transparent" fo:margin-left="0.8in" fo:margin-right="0in" anx:BungeniSectionType="Observation" anx:__BungeniMetaEditable="false" anx:BungeniSectionID="6Byxde/+SX+N3sxWcddFeg" style:editable="false">
        <style:columns fo:column-count="1" fo:column-gap="0in"/>
        <style:background-image xlink:href="Pictures/1000000000000004000000044B8B09BB.png" xlink:type="simple" xlink:actuate="onLoad" style:filter-name="PNG - Portable Network Graphic"/>
      </style:section-properties>
    </style:style>
    <style:style style:name="Sect8" style:family="section">
      <style:section-properties fo:background-color="#ffffff" fo:margin-left="0.4in" fo:margin-right="0in" anx:BungeniSectionType="Communication" anx:__BungeniMetaEditable="false" anx:BungeniSectionID="obIhaG7AQHmeQaSxaFQdew" style:editable="false">
        <style:columns fo:column-count="1" fo:column-gap="0in"/>
        <style:background-image/>
      </style:section-properties>
    </style:style>
    <style:style style:name="Sect9" style:family="section">
      <style:section-properties fo:background-color="transparent" fo:margin-left="0.6in" fo:margin-right="0in" anx:BungeniSectionType="Speech" anx:__BungeniMetaEditable="true" anx:BungeniSectionID="e3UDWLnISZaC83bJuW9dZw" anx:BungeniSpeechAsURI="/ontology/roles/ke/speaker" anx:BungeniSpeechAsDesc="Speaker" anx:BungeniSpeechAs="Speaker" anx:BungeniPersonID="212" anx:BungeniPersonRole="212" anx:BungeniSpeechByURI="ken.person.Amina.Abdalla.1956-02-09" anx:BungeniSpeechBy="Amina Abdalla" anx:__BungeniMetaEditor="toolbarSubAction.makeDebateSpeechBlockSection.section_creation" style:editable="false">
        <style:columns fo:column-count="1" fo:column-gap="0in"/>
        <style:background-image xlink:href="Pictures/1000000000000004000000045A636FA8.png" xlink:type="simple" xlink:actuate="onLoad" style:filter-name="PNG - Portable Network Graphic"/>
      </style:section-properties>
    </style:style>
    <style:style style:name="Sect10" style:family="section">
      <style:section-properties fo:background-color="transparent" fo:margin-left="0.6in" fo:margin-right="0in" anx:BungeniSectionType="Speech" anx:__BungeniMetaEditable="true" anx:BungeniSectionID="cTyFSSNcSeS+n3UJetaDkQ" anx:BungeniSpeechAsURI="/ontology/roles/ke/member" anx:BungeniSpeechAsDesc="Member of Parliament" anx:BungeniSpeechAs="MemberOfParliament" anx:BungeniPersonID="380" anx:BungeniPersonRole="380" anx:BungeniSpeechByURI="ken.person.PeKricT.usendwe.1984-06-22" anx:BungeniSpeechBy="PeKricT usendwe" anx:__BungeniMetaEditor="toolbarSubAction.makeDebateSpeechBlockSection.section_creation" style:editable="false">
        <style:columns fo:column-count="1" fo:column-gap="0in"/>
        <style:background-image xlink:href="Pictures/1000000000000004000000045A636FA8.png" xlink:type="simple" xlink:actuate="onLoad" style:filter-name="PNG - Portable Network Graphic"/>
      </style:section-properties>
    </style:style>
    <style:style style:name="Sect11" style:family="section">
      <style:section-properties fo:background-color="transparent" fo:margin-left="0.6in" fo:margin-right="0in" anx:BungeniSectionType="Speech" anx:__BungeniMetaEditable="true" anx:BungeniSectionID="QL2Ia1QbS/KjTWIWY5YPsg" anx:BungeniSpeechAsURI="/ontology/roles/ke/speaker" anx:BungeniSpeechAsDesc="Speaker" anx:BungeniSpeechAs="Speaker" anx:BungeniPersonID="212" anx:BungeniPersonRole="212" anx:BungeniSpeechByURI="ken.person.Amina.Abdalla.1956-02-09" anx:BungeniSpeechBy="Amina Abdalla" anx:__BungeniMetaEditor="toolbarSubAction.makeDebateSpeechBlockSection.section_creation" style:editable="false">
        <style:columns fo:column-count="1" fo:column-gap="0in"/>
        <style:background-image xlink:href="Pictures/1000000000000004000000045A636FA8.png" xlink:type="simple" xlink:actuate="onLoad" style:filter-name="PNG - Portable Network Graphic"/>
      </style:section-properties>
    </style:style>
    <style:style style:name="Sect12" style:family="section">
      <style:section-properties fo:background-color="transparent" fo:margin-left="0.4in" fo:margin-right="0in" anx:BungeniSectionType="PointOfOrder" anx:__BungeniMetaEditable="false" anx:BungeniSectionID="FQwzBBp4Q1ul8IiegHh2Sw" style:editable="false">
        <style:columns fo:column-count="1" fo:column-gap="0in"/>
        <style:background-image xlink:href="Pictures/1000000000000004000000044B8B09BB.png" xlink:type="simple" xlink:actuate="onLoad" style:filter-name="PNG - Portable Network Graphic"/>
      </style:section-properties>
    </style:style>
    <style:style style:name="Sect13" style:family="section">
      <style:section-properties fo:background-color="transparent" fo:margin-left="0.6in" fo:margin-right="0in" anx:BungeniSectionType="Speech" anx:__BungeniMetaEditable="true" anx:BungeniSectionID="iUxQwknhQySiNHOwi8M90w" anx:BungeniSpeechAsURI="/ontology/roles/ke/member" anx:BungeniSpeechAsDesc="Member of Parliament" anx:BungeniSpeechAs="MemberOfParliament" anx:BungeniPersonID="5" anx:BungeniPersonRole="5" anx:BungeniSpeechByURI="ken.person.Epainitoos.Akaranga.1951-12-11" anx:BungeniSpeechBy="Epainitoos Akaranga" anx:__BungeniMetaEditor="toolbarSubAction.makeDebateSpeechBlockSection.section_creation" style:editable="false">
        <style:columns fo:column-count="1" fo:column-gap="0in"/>
        <style:background-image xlink:href="Pictures/1000000000000004000000045A636FA8.png" xlink:type="simple" xlink:actuate="onLoad" style:filter-name="PNG - Portable Network Graphic"/>
      </style:section-properties>
    </style:style>
    <style:style style:name="Sect14" style:family="section">
      <style:section-properties fo:background-color="transparent" fo:margin-left="0.6in" fo:margin-right="0in" anx:BungeniSectionType="Speech" anx:__BungeniMetaEditable="true" anx:BungeniSectionID="vszNzmmEQWeh2oDMO6pZtA" anx:BungeniSpeechAsURI="/ontology/roles/ke/member" anx:BungeniSpeechAsDesc="Member of Parliament" anx:BungeniSpeechAs="MemberOfParliament" anx:BungeniPersonID="179" anx:BungeniPersonRole="179" anx:BungeniSpeechByURI="ken.person.William.Reto.1949-01-03" anx:BungeniSpeechBy="William Reto" anx:__BungeniMetaEditor="toolbarSubAction.makeDebateSpeechBlockSection.section_creation" style:editable="false">
        <style:columns fo:column-count="1" fo:column-gap="0in"/>
        <style:background-image xlink:href="Pictures/1000000000000004000000045A636FA8.png" xlink:type="simple" xlink:actuate="onLoad" style:filter-name="PNG - Portable Network Graphic"/>
      </style:section-properties>
    </style:style>
    <style:style style:name="Sect15" style:family="section">
      <style:section-properties fo:background-color="transparent" fo:margin-left="0.8in" fo:margin-right="0in" anx:BungeniSectionType="Observation" anx:__BungeniMetaEditable="false" anx:BungeniSectionID="732LqMxNQ92TZqKiDZCvyQ" style:editable="false">
        <style:columns fo:column-count="1" fo:column-gap="0in"/>
        <style:background-image xlink:href="Pictures/1000000000000004000000044B8B09BB.png" xlink:type="simple" xlink:actuate="onLoad" style:filter-name="PNG - Portable Network Graphic"/>
      </style:section-properties>
    </style:style>
    <style:style style:name="Sect16" style:family="section">
      <style:section-properties fo:background-color="transparent" fo:margin-left="0.3in" fo:margin-right="0in" anx:BungeniSectionType="NMotionsContainer" anx:__BungeniMetaEditable="false" anx:BungeniSectionID="0J80zoJKSjWDf0KMH2ArDg" style:editable="false">
        <style:columns fo:column-count="1" fo:column-gap="0in"/>
        <style:background-image xlink:href="Pictures/100000000000000400000004D7F2E517.png" xlink:type="simple" xlink:actuate="onLoad" style:filter-name="PNG - Portable Network Graphic"/>
      </style:section-properties>
    </style:style>
    <style:style style:name="Sect17" style:family="section">
      <style:section-properties fo:background-color="transparent" fo:margin-left="0.5in" fo:margin-right="0in" anx:BungeniSectionType="NoticeOfMotion" anx:__BungeniMetaEditable="true" anx:BungeniSectionID="9wRFOuUAS624PECN23Lqcw" anx:BungeniMotionNo="2" anx:BungeniMotionTitle="Establishment of An Ombudsman" anx:BungeniMotionURI="ken.motion.ombudsman" anx:BungeniMotionName="Establishment of An Ombudsman" anx:__BungeniMetaEditor="toolbarSubAction.makeDebateMotionBlockSection.section_creation" style:editable="false">
        <style:columns fo:column-count="1" fo:column-gap="0in"/>
        <style:background-image xlink:href="Pictures/1000000000000004000000042C88C416.png" xlink:type="simple" xlink:actuate="onLoad" style:filter-name="PNG - Portable Network Graphic"/>
      </style:section-properties>
    </style:style>
    <style:style style:name="Sect18" style:family="section">
      <style:section-properties fo:background-color="transparent" fo:margin-left="0.6in" fo:margin-right="0in" anx:BungeniSectionType="Speech" anx:__BungeniMetaEditable="true" anx:BungeniSectionID="iwfNYlxpTRmmfybFiWOEVQ" anx:BungeniMotionNo="2" anx:BungeniMotionTitle="Establishment of An Ombudsman" anx:BungeniMotionURI="ken.motion.ombudsman" anx:BungeniMotionName="Establishment of An Ombudsman" anx:__BungeniMetaEditor="toolbarSubAction.makeDebateSpeechBlockSection.section_creation" anx:BungeniSpeechAsURI="/ontology/roles/ke/member" anx:BungeniSpeechAsDesc="Member of Parliament" anx:BungeniSpeechAs="MemberOfParliament" anx:BungeniPersonID="26" anx:BungeniPersonRole="26" anx:BungeniSpeechByURI="ken.person.Gorrach.Galgallo.1978-07-07" anx:BungeniSpeechBy="Gorrach Galgallo" style:editable="false">
        <style:columns fo:column-count="1" fo:column-gap="0in"/>
        <style:background-image xlink:href="Pictures/1000000000000004000000045A636FA8.png" xlink:type="simple" xlink:actuate="onLoad" style:filter-name="PNG - Portable Network Graphic"/>
      </style:section-properties>
    </style:style>
    <style:style style:name="Sect19" style:family="section">
      <style:section-properties fo:background-color="transparent" fo:margin-left="0.3in" fo:margin-right="0in" anx:BungeniSectionType="PMotionsContainer" anx:__BungeniMetaEditable="false" anx:BungeniSectionID="Yeaw/EiKQGeFl+rm7lHyAg" style:editable="false">
        <style:columns fo:column-count="1" fo:column-gap="0in"/>
        <style:background-image xlink:href="Pictures/1000000000000004000000044B8B09BB.png" xlink:type="simple" xlink:actuate="onLoad" style:filter-name="PNG - Portable Network Graphic"/>
      </style:section-properties>
    </style:style>
    <style:style style:name="Sect20" style:family="section">
      <style:section-properties fo:background-color="transparent" fo:margin-left="0.5in" fo:margin-right="0in" anx:BungeniSectionType="ProceduralMotion" anx:__BungeniMetaEditable="false" anx:BungeniSectionID="+79e2UWJTeSjsrmT1xkIRA" style:editable="false">
        <style:columns fo:column-count="1" fo:column-gap="0in"/>
        <style:background-image xlink:href="Pictures/1000000000000004000000042C88C416.png" xlink:type="simple" xlink:actuate="onLoad" style:filter-name="PNG - Portable Network Graphic"/>
      </style:section-properties>
    </style:style>
    <style:style style:name="Sect21" style:family="section">
      <style:section-properties fo:background-color="transparent" fo:margin-left="0.6in" fo:margin-right="0in" anx:BungeniSectionType="Speech" anx:__BungeniMetaEditable="true" anx:BungeniSectionID="ymkHDKsPT0+0wU5FpxeWqg" anx:BungeniSpeechAsURI="/ontology/roles/ke/member" anx:BungeniSpeechAsDesc="Member of Parliament" anx:BungeniSpeechAs="MemberOfParliament" anx:BungeniPersonID="15" anx:BungeniPersonRole="15" anx:BungeniSpeechByURI="ken.person.Adan.Billow.1938-07-25" anx:BungeniSpeechBy="Adan Billow" anx:__BungeniMetaEditor="toolbarSubAction.makeDebateSpeechBlockSection.section_creation" style:editable="false">
        <style:columns fo:column-count="1" fo:column-gap="0in"/>
        <style:background-image xlink:href="Pictures/1000000000000004000000045A636FA8.png" xlink:type="simple" xlink:actuate="onLoad" style:filter-name="PNG - Portable Network Graphic"/>
      </style:section-properties>
    </style:style>
    <style:style style:name="Sect22" style:family="section">
      <style:section-properties fo:background-color="transparent" fo:margin-left="0.6in" fo:margin-right="0in" anx:BungeniSectionType="Speech" anx:__BungeniMetaEditable="true" anx:BungeniSectionID="IMMRuckLSZGqBKGkIzQoYA" anx:BungeniSpeechAsURI="/ontology/roles/ke/member" anx:BungeniSpeechAsDesc="Member of Parliament" anx:BungeniSpeechAs="MemberOfParliament" anx:BungeniPersonID="563" anx:BungeniPersonRole="563" anx:BungeniSpeechByURI="ken.person.Epeinituus.Midiwa.1979-11-01" anx:BungeniSpeechBy="Epeinituus Midiwa" anx:__BungeniMetaEditor="toolbarSubAction.makeDebateSpeechBlockSection.section_creation" style:editable="false">
        <style:columns fo:column-count="1" fo:column-gap="0in"/>
        <style:background-image xlink:href="Pictures/1000000000000004000000045A636FA8.png" xlink:type="simple" xlink:actuate="onLoad" style:filter-name="PNG - Portable Network Graphic"/>
      </style:section-properties>
    </style:style>
    <style:style style:name="Sect23" style:family="section">
      <style:section-properties fo:background-color="transparent" anx:BungeniSectionType="ActionEvent" anx:__BungeniMetaEditable="false" anx:BungeniEventName="actionevt1" anx:BungeniOntology="/ontology/event/question/proposed" anx:BungeniSectionID="CSiH+dmzQISzZH+XrSckjQ" anx:BungeniOntologyName="QuestionProposed" style:editable="false">
        <style:columns fo:column-count="1" fo:column-gap="0in"/>
        <style:background-image xlink:href="Pictures/100000000000000400000004DE6A59C2.png" xlink:type="simple" xlink:actuate="onLoad" style:filter-name="PNG - Portable Network Graphic"/>
      </style:section-properties>
    </style:style>
    <style:style style:name="Sect24" style:family="section">
      <style:section-properties fo:background-color="transparent" anx:BungeniSectionType="ActionEvent" anx:__BungeniMetaEditable="false" anx:BungeniEventName="actionevt2" anx:BungeniOntology="/ontology/event/question/accepted" anx:BungeniSectionID="ewpFc7ZpRnu1IzK9qPrpKg" anx:BungeniOntologyName="QuestionAccepted" style:editable="false">
        <style:columns fo:column-count="1" fo:column-gap="0in"/>
        <style:background-image xlink:href="Pictures/100000000000000400000004DE6A59C2.png" xlink:type="simple" xlink:actuate="onLoad" style:filter-name="PNG - Portable Network Graphic"/>
      </style:section-properties>
    </style:style>
    <style:style style:name="Sect25" style:family="section">
      <style:section-properties fo:background-color="transparent" fo:margin-left="0.4in" fo:margin-right="0in" anx:BungeniSectionType="Conclusion" anx:__BungeniMetaEditable="false" anx:BungeniSectionID="x23uFT0yRa2UY9XAR080Kw" style:editable="false">
        <style:columns fo:column-count="1" fo:column-gap="0in"/>
        <style:background-image xlink:href="Pictures/1000000000000004000000042C88C416.png" xlink:type="simple" xlink:actuate="onLoad" style:filter-name="PNG - Portable Network Graphic"/>
      </style:section-properties>
    </style:style>
    <style:style style:name="Sect26" style:family="section">
      <style:section-properties fo:background-color="transparent" fo:margin-left="0.6in" fo:margin-right="0in" anx:BungeniSectionType="Speech" anx:__BungeniMetaEditable="true" anx:BungeniSectionID="UDZKWq7VS2uCzBP2ZC5Zpg" anx:BungeniSpeechAsURI="/ontology/roles/ke/dyspeaker" anx:BungeniSpeechAsDesc="Deputy Speaker" anx:BungeniSpeechAs="DySpeaker" anx:BungeniPersonID="557" anx:BungeniPersonRole="557" anx:BungeniSpeechByURI="ken.person.Herrisun.Muranda.1952-09-09" anx:BungeniSpeechBy="Herrisun Muranda" anx:__BungeniMetaEditor="toolbarSubAction.makeDebateSpeechBlockSection.section_creation" style:editable="false">
        <style:columns fo:column-count="1" fo:column-gap="0in"/>
        <style:background-image xlink:href="Pictures/1000000000000004000000045A636FA8.png" xlink:type="simple" xlink:actuate="onLoad" style:filter-name="PNG - Portable Network Graphic"/>
      </style:section-properties>
    </style:style>
    <style:style style:name="Sect27" style:family="section">
      <style:section-properties fo:background-color="transparent" fo:margin-left="0.8in" fo:margin-right="0in" anx:BungeniSectionType="Observation" anx:__BungeniMetaEditable="false" anx:BungeniSectionID="WgGzCOKIT8G7YkAnl233NQ" anx:BungeniSpeechAsURI="/ontology/roles/ke/dyspeaker" anx:BungeniSpeechAsDesc="Deputy Speaker" anx:BungeniSpeechAs="DySpeaker" anx:BungeniPersonID="557" anx:BungeniPersonRole="557" anx:BungeniSpeechByURI="ken.person.Herrisun.Muranda.1952-09-09" anx:BungeniSpeechBy="Herrisun Muranda" anx:__BungeniMetaEditor="toolbarSubAction.makeDebateSpeechBlockSection.section_creation" style:editable="false">
        <style:columns fo:column-count="1" fo:column-gap="0in"/>
        <style:background-image xlink:href="Pictures/1000000000000004000000044B8B09BB.png" xlink:type="simple" xlink:actuate="onLoad" style:filter-name="PNG - Portable Network Graphic"/>
      </style:section-properties>
    </style:style>
    <text:list-style style:name="L1">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tracked-changes>
        <text:changed-region text:id="ct-1413762132">
          <text:deletion>
            <office:change-info>
              <dc:creator>Adan Billow</dc:creator>
              <dc:date>2010-06-18T15:22:00</dc:date>
            </office:change-info>
            <text:list xml:id="list1417133934" text:style-name="L1">
              <text:list-item>
                <text:p text:style-name="P1"><text:a xlink:type="simple" xlink:href="uri:/ken/person/hon.khamasi/doc-20040704">The Report of the Commonwealth Parliamentary Association (CPA) Kenya branch delegation to the 35th CPA (Africa Region) conference held in Lobamba, Swaziland from 7th August, 2004 to 15th August, 2004. </text:a></text:p>
              </text:list-item>
              <text:list-item>
                <text:p text:style-name="P1"><text:a xlink:type="simple" xlink:href="uri:/ken/docs/ministry/agricultuer/doc000001">Annual Report and Accounts of Jomo Kenyatta University College of Agriculture and Technology for the year ended 30th June, 1990 and the Certificate thereon by the Auditor-General (Corporations)</text:a></text:p>
              </text:list-item>
            </text:list>
          </text:deletion>
        </text:changed-region>
        <text:changed-region text:id="ct-1413761684">
          <text:deletion>
            <office:change-info>
              <dc:creator>Adan Billow</dc:creator>
              <dc:date>2010-06-18T15:22:00</dc:date>
            </office:change-info>
            <text:p text:style-name="Standard">I do not know whether they have a meeting, but I have not been informed. Anyway, I welcome you. </text:p>
            <text:p text:style-name="Standard"/>
            <text:p text:style-name="Standard">I will be adjusting the Order Paper to allow a statement from hon. Baba Diri and an informal question from hon. Banyenzaki. I would also like to take this opportunity to point out that there is something which we as Parliament should take note of and find a solution to. The problem is the road carnage. </text:p>
          </text:deletion>
        </text:changed-region>
        <text:changed-region text:id="ct-1413761348">
          <text:deletion>
            <office:change-info>
              <dc:creator>Adan Billow</dc:creator>
              <dc:date>2010-06-18T15:23:00</dc:date>
            </office:change-info>
            <text:p text:style-name="Standard"><text:reference-mark-start text:name="BungeniSpeechBy:AminaAbdalla5377"/>THE SPEAKER:<text:reference-mark-end text:name="BungeniSpeechBy:AminaAbdalla5377"/> </text:p>
            <text:p text:style-name="Standard">That has no merit, I must say. You mean they went away because we did not start at 2.00 p.m.? When I am in my chambers I watch the attendance here. <text:s/></text:p>
          </text:deletion>
        </text:changed-region>
        <text:changed-region text:id="ct-1413762692">
          <text:insertion>
            <office:change-info>
              <dc:creator>Adan Billow</dc:creator>
              <dc:date>2010-06-18T15:23:00</dc:date>
            </office:change-info>
          </text:insertion>
        </text:changed-region>
        <text:changed-region text:id="ct-1413910144">
          <text:insertion>
            <office:change-info>
              <dc:creator>Adan Billow</dc:creator>
              <dc:date>2010-06-18T15:24:00</dc:date>
            </office:change-info>
          </text:insertion>
        </text:changed-region>
        <text:changed-region text:id="ct-1413910480">
          <text:insertion>
            <office:change-info>
              <dc:creator>Adan Billow</dc:creator>
              <dc:date>2010-06-18T15:25: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bill">
        <text:section text:style-name="Sect2" text:name="preface">
          <text:p text:style-name="heading_5f_preface">NATIONAL ASSEMBLY <text:s text:c="3"/></text:p>
          <text:p text:style-name="Standard"/>
          <text:p text:style-name="subheading_5f_preface"><text:tab/>OFFICIAL REPORT </text:p>
          <text:p text:style-name="Standard"/>
          <text:section text:style-name="Sect3" text:name="comment3">
            <text:p text:style-name="observation">[Mr Speaker in the Chair] </text:p>
            <text:p text:style-name="observation"/>
          </text:section>
        </text:section>
        <text:section text:style-name="Sect4" text:name="comment2">
          <text:p text:style-name="observation">PRAYERS </text:p>
          <text:p text:style-name="observation"/>
        </text:section>
        <text:section text:style-name="Sect5" text:name="papers1">
          <text:p text:style-name="heading_5f_papers">PAPERS LAID </text:p>
          <text:p text:style-name="Standard"/>
          <text:p text:style-name="subheading_5f_papers">The following Papers were laid on the Table: </text:p>
          <text:p text:style-name="Standard"/>
          <text:section text:style-name="Sect6" text:name="tbldocs1">
            <text:list xml:id="list2144883598" text:continue-numbering="true" text:style-name="L1">
              <text:list-item>
                <text:p text:style-name="P1"><text:change text:change-id="ct-1413762132"/><text:a xlink:type="simple" xlink:href="uri:/ken/docs/ministry/agricultuer/doc000001"/></text:p>
              </text:list-item>
              <text:list-item>
                <text:p text:style-name="P1"><text:a xlink:type="simple" xlink:href="uri:/ken/docs/ministry/education/doc000002">Audit Report and Accounts of Higher Education Loans Fund for the year ended 30th June, 1983 and the Certificate thereon by the Auditor-General (Corporations)</text:a></text:p>
              </text:list-item>
              <text:list-item>
                <text:p text:style-name="P1"><text:a xlink:type="simple" xlink:href="uri:/ken/docs/ministry/finance/doc000231">Finance Report and Accounts of Higher Education Loans Fund for the year ended 30th June, 1983 and the Certificate thereon by the Auditor-General (Corporations)</text:a></text:p>
              </text:list-item>
            </text:list>
            <text:p text:style-name="Standard"><text:a xlink:type="simple" xlink:href="uri:/ken/docs/ministry/finance/doc000231"/></text:p>
            <text:section text:style-name="Sect7" text:name="comment1">
              <text:p text:style-name="observation">(By the Assistant Minister for Finance (Mr. Keah) on behalf of the Minister for Finance) </text:p>
            </text:section>
            <text:p text:style-name="observation"/>
          </text:section>
        </text:section>
        <text:section text:style-name="Sect8" text:name="comnctn1">
          <text:p text:style-name="heading_5f_comchair">COMMUNICATION FROM THE CHAIR </text:p>
          <text:section text:style-name="Sect9" text:name="speech1">
            <text:p text:style-name="Standard"><text:reference-mark-start text:name="BungeniSpeechBy:AminaAbdalla5714"/>THE SPEAKER: <text:reference-mark-end text:name="BungeniSpeechBy:AminaAbdalla5714"/></text:p>
            <text:p text:style-name="Standard">Honourable members, I welcome you. However, I note that the number is smaller than yesterday’s. I know there is a committee, which is busy in the Eastern part of Uganda, but others should be here. I do not know what is happening, even to the Front Bench. <text:change text:change-id="ct-1413761684"/>There are very many deaths on our roads. I think something should be done to curb this because there was an accident in Mabira and another one on Masaka road. I think something has to be done. There must be something wrong. I am not supposed to participate in the debate, but I also own a constituency and I am a citizen who takes advantage of my seat here to point out what is going on. Something should be done. </text:p>
          </text:section>
          <text:p text:style-name="Standard"/>
          <text:section text:style-name="Sect10" text:name="speech2">
            <text:p text:style-name="Standard"><text:reference-mark-start text:name="BungeniSpeechBy:PeKricTusendwe1507"/>MR USENDWE PATRICK:<text:reference-mark-end text:name="BungeniSpeechBy:PeKricTusendwe1507"/> </text:p>
            <text:p text:style-name="Standard"><text:soft-page-break/>Thank you, Mr Speaker. One of the issues why the attendance is poor is that in most cases we begin plenary very late, yet you always adjourn this House to 2.00 p.m. Members are always here at 2.00 p.m. but we begin towards 3.00 p.m., so there is need to keep time. </text:p>
          </text:section>
          <text:p text:style-name="Standard"/>
          <text:section text:style-name="Sect11" text:name="speech3">
            <text:p text:style-name="Standard"><text:change text:change-id="ct-1413761348"/></text:p>
          </text:section>
          <text:p text:style-name="Standard"/>
        </text:section>
        <text:section text:style-name="Sect12" text:name="porder1">
          <text:p text:style-name="heading_5f_pointoforder">POINT OF ORDER </text:p>
          <text:p text:style-name="heading_5f_pointoforder"><text:tab/>Banning of Matatus from Accessing <text:tab/>Nairobi CBD </text:p>
          <text:p text:style-name="Standard"><text:tab/></text:p>
          <text:section text:style-name="Sect13" text:name="speech4">
            <text:p text:style-name="Standard">The Member for Malava (Mr. Shitanda): Mr. Speaker, Sir, I stand to ask for a Ministerial Statement from the Minister for Local Government regarding his decision to ban matatus from accessing the Central Business District (CBD). This decision has left very many commuters inconvenienced, with some of them having to walk five kilometres to their places of work. </text:p>
            <text:p text:style-name="Standard"><text:tab/>Imagine a situation whereby a commuter from Eastlands is dropped at the City Stadium and his place of work is at Community! This commuter will walk a distance of almost five kilometres to reach his place of work. I would like to know from the Minister what he will do to ensure that his decision does not inconvenience commuters and whether that decision will, indeed, decongest the CBD. Why was his decision selective in the sense that there are some public service vehicles which have been allowed to access the CBD? I would wish him to explain his decision to this House.</text:p>
          </text:section>
          <text:p text:style-name="Standard"/>
          <text:section text:style-name="Sect14" text:name="speech5">
            <text:p text:style-name="Standard"><text:tab/><text:reference-mark-start text:name="BungeniSpeechBy:WilliamReto8708"/>The Vice-President and Minister for Home Affairs (Mr. Reto): <text:reference-mark-end text:name="BungeniSpeechBy:WilliamReto8708"/>Mr. Speaker, Sir, I undertake to communicate that concern by the hon. Member to the Minister for Local Government. </text:p>
            <text:p text:style-name="Standard"/>
          </text:section>
          <text:p text:style-name="observation"><text:tab/></text:p>
          <text:section text:style-name="Sect15" text:name="comment4">
            <text:p text:style-name="observation">(Mr. Keter stood up in his place) </text:p>
            <text:p text:style-name="observation"/>
          </text:section>
          <text:p text:style-name="Standard"><text:tab/>Mr. Speaker: Mr. Keter, <text:change-start text:change-id="ct-1413762692"/>This is because although I may have said. <text:change-end text:change-id="ct-1413762692"/>although you did indicate to me yesterday afternoon that you would seek a Ministerial Statement, you did not come to my office as agreed, to tell me the gist of the Ministerial Statement. So, you cannot ask for it now! </text:p>
          <text:p text:style-name="Standard"><text:tab/>Next Order! </text:p>
        </text:section>
        <text:p text:style-name="Standard"/>
        <text:section text:style-name="Sect16" text:name="noticesmotion1">
          <text:p text:style-name="heading_5f_noticesofmotion">NOTICE OF MOTION </text:p>
          <text:section text:style-name="Sect17" text:name="noticeofmotion1">
            <text:p text:style-name="heading_5f_motion">Release of Game Reserve Land for Public Use </text:p>
            <text:section text:style-name="Sect18" text:name="speech6">
              <text:p text:style-name="Standard"><text:reference-mark-start text:name="BungeniSpeechBy:GorrachGalgallo1152"/>Mr. Galgallo:<text:reference-mark-end text:name="BungeniSpeechBy:GorrachGalgallo1152"/> </text:p>
              <text:p text:style-name="Standard">Mr. Speaker, Sir, I beg to give notice of the following Motion: </text:p>
              <text:p text:style-name="Standard">That, in view of the continuing rise of the population against the non-increasing land surface and since there have been simultaneous increase in the acreages and number of Game Reserves; this House urges the Government to review the entire structure of wildlife <text:soft-page-break/>sanctuaries vis-a-vis the population demand for more land and degazette those reserves that are non-viable with a view to releazing more land for public use. </text:p>
            </text:section>
          </text:section>
          <text:p text:style-name="Standard"/>
        </text:section>
        <text:section text:style-name="Sect19" text:name="procmotions1">
          <text:p text:style-name="heading_5f_procmotions">PROCEDURAL MOTIONS </text:p>
          <text:section text:style-name="Sect20" text:name="procmotion1">
            <text:p text:style-name="heading_5f_motion">Limitation of Debate: Presidential Address </text:p>
            <text:section text:style-name="Sect21" text:name="speech7">
              <text:p text:style-name="Standard"><text:reference-mark-start text:name="BungeniSpeechBy:AdanBillow3508"/>The Minister for Energy (Mr. a.Billow):<text:reference-mark-end text:name="BungeniSpeechBy:AdanBillow3508"/> </text:p>
              <text:p text:style-name="Standard">Mr. Speaker, Sir, I beg to move the following Procedural Motion: </text:p>
              <text:p text:style-name="Standard">That the debate on the Motion of Presidential Address be limited to a maximum of seven days, with not more than ten minutes for each Member speaking excluding the Mover in moving and replying who shall be limited to twenty minutes in either case. </text:p>
              <text:p text:style-name="Standard"/>
              <text:p text:style-name="Standard">Mr. Speaker, Sir, this is a routine Procedural Motion which we have adopted in all the Sessions in the past and it has served us well. This is the only way we can get some order for ensuring that every hon. Member gets an opportunity to contribute on this important Presidential Address. </text:p>
              <text:p text:style-name="Standard"/>
              <text:p text:style-name="Standard">With these few remarks, Mr. Speaker, Sir, I would like to commend this Procedural Motion to the hon. Members and I beg to move. </text:p>
            </text:section>
            <text:section text:style-name="Sect22" text:name="speech8">
              <text:p text:style-name="Standard"><text:reference-mark-start text:name="BungeniSpeechBy:EpeinituusMidiwa3662"/>The Minister for Regional Development (Mr. Midiwa)<text:reference-mark-end text:name="BungeniSpeechBy:EpeinituusMidiwa3662"/> </text:p>
              <text:p text:style-name="Standard">Mr. Speaker, Sir, I stand to second this Motion. Mr. Speaker, Sir, since this is a Procedural Motion, perhaps we should not dwell on it very much when we have other very important issues coming on. Therefore, I want to take the shortest possible time possible to second the Motion. </text:p>
            </text:section>
          </text:section>
          <text:p text:style-name="Standard"/>
        </text:section>
        <text:section text:style-name="Sect23" text:name="actionevt1">
          <text:p text:style-name="Standard">(Question proposed) </text:p>
        </text:section>
        <text:section text:style-name="Sect24" text:name="actionevt2">
          <text:p text:style-name="Standard">(Question put and agreed to) </text:p>
        </text:section>
        <text:p text:style-name="Standard"/>
        <text:section text:style-name="Sect25" text:name="concl1">
          <text:p text:style-name="heading_5f_comchair">ADJOURNMENT </text:p>
          <text:section text:style-name="Sect26" text:name="speech9">
            <text:p text:style-name="Standard"><text:reference-mark-start text:name="BungeniSpeechBy:HerrisunMuranda7475"/>The Temporary Deputy Speaker (Mr. Muranda):<text:reference-mark-end text:name="BungeniSpeechBy:HerrisunMuranda7475"/> It is now time for the interruption of business. The House is, therefore, adjourned until tomorrow, Wednesday, 11th May, at 9.00 a.m. <text:change-start text:change-id="ct-1413910144"/>The House is <text:change-end text:change-id="ct-1413910144"/><text:change-start text:change-id="ct-1413910480"/>most definitly adjourned.<text:change-end text:change-id="ct-1413910480"/></text:p>
            <text:section text:style-name="Sect27" text:name="comment5">
              <text:p text:style-name="observation">The House rose at thirty minutes <text:s/>past Six o’clock. </text:p>
            </text:section>
          </text:section>
          <text:p text:style-name="Standard"/>
          <text:p text:style-name="Standard"/>
        </text:section>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xmlns:anx="http://anx.akomantoso.org/1.0">
  <office:font-face-decls>
    <style:font-face style:name="OpenSymbol" svg:font-family="OpenSymbol"/>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Trebuchet MS1" svg:font-family="'Trebuchet MS'" style:font-adornments="Cursiva" style:font-family-generic="swiss" style:font-pitch="variable"/>
    <style:font-face style:name="Trebuchet MS" svg:font-family="'Trebuchet MS'" style:font-adornments="Negret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fill-image draw:name="_31_2vsjwbftdg44" draw:display-name="12vsjwbftdg44" xlink:href="Pictures/1000000000000004000000044B8B09BB.png" xlink:type="simple" xlink:show="embed" xlink:actuate="onLoad"/>
    <draw:fill-image draw:name="_31_3uibeoyfa9lc" draw:display-name="13uibeoyfa9lc" xlink:href="Pictures/1000000000000004000000045A636FA8.png" xlink:type="simple" xlink:show="embed" xlink:actuate="onLoad"/>
    <draw:fill-image draw:name="_31_4bvucmehnhtj" draw:display-name="14bvucmehnhtj" xlink:href="Pictures/1000000000000004000000044B8B09BB.png" xlink:type="simple" xlink:show="embed" xlink:actuate="onLoad"/>
    <draw:fill-image draw:name="_31_8m1udqe21fdk" draw:display-name="18m1udqe21fdk" xlink:href="Pictures/1000000000000004000000045A636FA8.png" xlink:type="simple" xlink:show="embed" xlink:actuate="onLoad"/>
    <draw:fill-image draw:name="_31_cfsxem7klzio" draw:display-name="1cfsxem7klzio" xlink:href="Pictures/1000000000000004000000045A636FA8.png" xlink:type="simple" xlink:show="embed" xlink:actuate="onLoad"/>
    <draw:fill-image draw:name="_31_cnw7208lof74" draw:display-name="1cnw7208lof74" xlink:href="Pictures/1000000000000004000000044B8B09BB.png" xlink:type="simple" xlink:show="embed" xlink:actuate="onLoad"/>
    <draw:fill-image draw:name="_31_cwkxp2avq62l" draw:display-name="1cwkxp2avq62l" xlink:href="Pictures/100000000000000400000004CC5182EB.png" xlink:type="simple" xlink:show="embed" xlink:actuate="onLoad"/>
    <draw:fill-image draw:name="_31_czfmrlato0gm" draw:display-name="1czfmrlato0gm" xlink:href="Pictures/1000000000000004000000045A636FA8.png" xlink:type="simple" xlink:show="embed" xlink:actuate="onLoad"/>
    <draw:fill-image draw:name="_31_g2le4d4f4vhh" draw:display-name="1g2le4d4f4vhh" xlink:href="Pictures/1000000000000004000000042C88C416.png" xlink:type="simple" xlink:show="embed" xlink:actuate="onLoad"/>
    <draw:fill-image draw:name="_31_g9f0xi5ubzye" draw:display-name="1g9f0xi5ubzye" xlink:href="Pictures/1000000000000004000000045A636FA8.png" xlink:type="simple" xlink:show="embed" xlink:actuate="onLoad"/>
    <draw:fill-image draw:name="_31_gojzb8sp1dj7" draw:display-name="1gojzb8sp1dj7" xlink:href="Pictures/1000000000000004000000044B8B09BB.png" xlink:type="simple" xlink:show="embed" xlink:actuate="onLoad"/>
    <draw:fill-image draw:name="_31_i3xcr2qwvwio" draw:display-name="1i3xcr2qwvwio" xlink:href="Pictures/1000000000000004000000044B8B09BB.png" xlink:type="simple" xlink:show="embed" xlink:actuate="onLoad"/>
    <draw:fill-image draw:name="_31_k80c7rr9268r" draw:display-name="1k80c7rr9268r" xlink:href="Pictures/1000000000000004000000045A636FA8.png" xlink:type="simple" xlink:show="embed" xlink:actuate="onLoad"/>
    <draw:fill-image draw:name="_31_l11hx0jfrgcb" draw:display-name="1l11hx0jfrgcb" xlink:href="Pictures/1000000000000004000000045A636FA8.png" xlink:type="simple" xlink:show="embed" xlink:actuate="onLoad"/>
    <draw:fill-image draw:name="_31_lnhesfmlnbsq" draw:display-name="1lnhesfmlnbsq" xlink:href="Pictures/1000000000000004000000044B8B09BB.png" xlink:type="simple" xlink:show="embed" xlink:actuate="onLoad"/>
    <draw:fill-image draw:name="_31_o25kcnj2nd67" draw:display-name="1o25kcnj2nd67" xlink:href="Pictures/100000000000000400000004DE6A59C2.png" xlink:type="simple" xlink:show="embed" xlink:actuate="onLoad"/>
    <draw:fill-image draw:name="_31_odn5z370qz8a" draw:display-name="1odn5z370qz8a" xlink:href="Pictures/1000000000000004000000042C88C416.png" xlink:type="simple" xlink:show="embed" xlink:actuate="onLoad"/>
    <draw:fill-image draw:name="_31_pbt7pxohfkxg" draw:display-name="1pbt7pxohfkxg" xlink:href="Pictures/1000000000000004000000045A636FA8.png" xlink:type="simple" xlink:show="embed" xlink:actuate="onLoad"/>
    <draw:fill-image draw:name="_31_rlmu7j5ux0ks" draw:display-name="1rlmu7j5ux0ks" xlink:href="Pictures/1000000000000004000000044B8B09BB.png" xlink:type="simple" xlink:show="embed" xlink:actuate="onLoad"/>
    <draw:fill-image draw:name="_31_sjf35eapo834" draw:display-name="1sjf35eapo834" xlink:href="Pictures/100000000000000400000004D7F2E517.png" xlink:type="simple" xlink:show="embed" xlink:actuate="onLoad"/>
    <draw:fill-image draw:name="_33_4oxo4o8a4m4" draw:display-name="34oxo4o8a4m4" xlink:href="Pictures/1000000000000004000000042C88C416.png" xlink:type="simple" xlink:show="embed" xlink:actuate="onLoad"/>
    <draw:fill-image draw:name="_37_pwrgkyo2ov2" draw:display-name="7pwrgkyo2ov2" xlink:href="Pictures/1000000000000004000000045A636FA8.png" xlink:type="simple" xlink:show="embed" xlink:actuate="onLoad"/>
    <draw:fill-image draw:name="hdpbp2zckinc" xlink:href="Pictures/1000000000000004000000044B8B09BB.png" xlink:type="simple" xlink:show="embed" xlink:actuate="onLoad"/>
    <draw:fill-image draw:name="i9nnfq94q0pd" xlink:href="Pictures/100000000000000400000004CC5182EB.png" xlink:type="simple" xlink:show="embed" xlink:actuate="onLoad"/>
    <draw:fill-image draw:name="kshocqt2rg4k" xlink:href="Pictures/100000000000000400000004DE6A59C2.png" xlink:type="simple" xlink:show="embed" xlink:actuate="onLoad"/>
    <draw:fill-image draw:name="kusiamdk8uyn" xlink:href="Pictures/1000000000000004000000044B8B09BB.png" xlink:type="simple" xlink:show="embed" xlink:actuate="onLoad"/>
    <draw:fill-image draw:name="powxxb1tyyxu" xlink:href="Pictures/1000000000000004000000044B8B09BB.png" xlink:type="simple" xlink:show="embed" xlink:actuate="onLoad"/>
    <draw:fill-image draw:name="sb7a7dzk0m8b" xlink:href="Pictures/1000000000000004000000045A636FA8.png" xlink:type="simple" xlink:show="embed" xlink:actuate="onLoad"/>
    <draw:fill-image draw:name="u0q9hj6tgmif" xlink:href="Pictures/100000000000000400000004CC5182EB.png" xlink:type="simple" xlink:show="embed" xlink:actuate="onLoad"/>
    <draw:fill-image draw:name="wzs5k5ewvajb" xlink:href="Pictures/1000000000000004000000045A636FA8.png" xlink:type="simple" xlink:show="embed" xlink:actuate="onLoad"/>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Text" style:family="paragraph" style:parent-style-name="Caption" style:class="extra"/>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comment" style:family="paragraph" style:parent-style-name="Standard" style:class="text">
      <style:paragraph-properties fo:margin-left="0.2402in" fo:margin-right="0in" fo:text-indent="0in" style:auto-text-indent="false" fo:background-color="#e6e6e6" fo:padding="0in" fo:border="0.0071in solid #000000" style:shadow="none">
        <style:background-image/>
      </style:paragraph-properties>
      <style:text-properties fo:font-size="11pt" fo:font-style="italic" style:font-size-asian="11pt" style:font-style-asian="italic" style:font-size-complex="11pt" style:font-style-complex="italic"/>
    </style:style>
    <style:style style:name="comment-plain" style:family="paragraph" style:parent-style-name="comment">
      <style:paragraph-properties fo:background-color="transparent">
        <style:background-image/>
      </style:paragraph-properties>
    </style:style>
    <style:style style:name="begin-marker" style:family="paragraph" style:auto-update="true" style:class="text" style:master-page-name="">
      <style:paragraph-properties style:page-number="auto">
        <style:tab-stops/>
      </style:paragraph-properties>
      <style:text-properties fo:color="#dc2300" style:text-outline="false" fo:font-size="11pt" fo:font-style="italic" fo:text-shadow="none" fo:font-weight="bold"/>
    </style:style>
    <style:style style:name="end-marker" style:family="paragraph" style:auto-update="true" style:class="text">
      <style:text-properties fo:color="#dc2300" fo:font-size="11pt" fo:font-style="italic" fo:font-weight="bold"/>
    </style:style>
    <style:style style:name="observation" style:family="paragraph" style:parent-style-name="Standard" style:next-style-name="Drawing">
      <style:text-properties fo:font-size="11pt" fo:font-style="italic"/>
    </style:style>
    <style:style style:name="Drawing" style:family="paragraph" style:parent-style-name="Caption" style:class="extra"/>
    <style:style style:name="heading_5f_motion" style:display-name="heading_motion" style:family="paragraph" style:parent-style-name="Heading" style:class="text">
      <style:text-properties style:font-name="Trebuchet MS" fo:font-weight="bold"/>
    </style:style>
    <style:style style:name="subheading_5f_motion" style:display-name="subheading_motion" style:family="paragraph" style:parent-style-name="Heading_20_2" style:class="text">
      <style:text-properties style:font-name="Trebuchet MS" fo:font-size="13pt" fo:font-style="normal" style:font-weight-asian="normal" style:font-weight-complex="normal"/>
    </style:style>
    <style:style style:name="subtitle_5f_motion" style:display-name="subtitle_motion" style:family="paragraph" style:parent-style-name="Heading_20_3" style:class="text">
      <style:text-properties style:font-name="Trebuchet MS1" fo:font-size="12pt" fo:font-style="italic" fo:font-weight="normal"/>
    </style:style>
    <style:style style:name="heading_5f_preface" style:display-name="heading_preface" style:family="paragraph" style:parent-style-name="heading_5f_motion"/>
    <style:style style:name="subheading_5f_preface" style:display-name="subheading_preface" style:family="paragraph" style:parent-style-name="subheading_5f_motion">
      <style:text-properties style:font-name="Trebuchet MS"/>
    </style:style>
    <style:style style:name="heading_5f_papers" style:display-name="heading_papers" style:family="paragraph" style:parent-style-name="heading_5f_preface"/>
    <style:style style:name="heading_5f_question" style:display-name="heading_question" style:family="paragraph" style:parent-style-name="heading_5f_motion" style:next-style-name="Standard"/>
    <style:style style:name="subheading_5f_question" style:display-name="subheading_question" style:family="paragraph" style:parent-style-name="subheading_5f_motion" style:next-style-name="Standard">
      <style:text-properties style:font-name="Trebuchet MS"/>
    </style:style>
    <style:style style:name="heading_5f_allquestions" style:display-name="heading_allquestions" style:family="paragraph" style:parent-style-name="heading_5f_question" style:next-style-name="Standard">
      <style:text-properties style:font-name="Trebuchet MS"/>
    </style:style>
    <style:style style:name="heading_5f_pointoforder" style:display-name="heading_pointoforder" style:family="paragraph" style:parent-style-name="heading_5f_motion"/>
    <style:style style:name="heading_5f_comchair" style:display-name="heading_comchair" style:family="paragraph" style:parent-style-name="heading_5f_pointoforder">
      <style:text-properties style:font-name="Trebuchet MS"/>
    </style:style>
    <style:style style:name="heading_5f_pstatement" style:display-name="heading_pstatement" style:family="paragraph" style:parent-style-name="heading_5f_pointoforder"/>
    <style:style style:name="subheading_5f_papers" style:display-name="subheading_papers" style:family="paragraph" style:parent-style-name="subheading_5f_preface"/>
    <style:style style:name="heading_5f_noticesofmotion" style:display-name="heading_noticesofmotion" style:family="paragraph" style:parent-style-name="heading_5f_motion"/>
    <style:style style:name="heading_5f_procmotions" style:display-name="heading_procmotions" style:family="paragraph" style:parent-style-name="heading_5f_noticesofmotion"/>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Line_20_numbering" style:display-name="Line numbering"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text:start-value="4">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0-06-17T23:02:07</meta:creation-date>
    <meta:editing-duration>PT01H24M17S</meta:editing-duration>
    <meta:editing-cycles>24</meta:editing-cycles>
    <meta:generator>OpenOffice.org/3.1$Linux OpenOffice.org_project/310m19$Build-9420</meta:generator>
    <meta:initial-creator>Ashok Hariharan</meta:initial-creator>
    <dc:date>2010-06-21T15:43:51</dc:date>
    <dc:creator>Epanisitos Akaranga</dc:creator>
    <meta:document-statistic meta:table-count="0" meta:image-count="0" meta:object-count="0" meta:page-count="4" meta:paragraph-count="49" meta:word-count="1044" meta:character-count="6053"/>
    <meta:user-defined meta:name="BungeniCountryCode">ke</meta:user-defined>
    <meta:user-defined meta:name="BungeniDocAuthor">Adan Billow</meta:user-defined>
    <meta:user-defined meta:name="BungeniDocPart">main</meta:user-defined>
    <meta:user-defined meta:name="BungeniDocType">bill</meta:user-defined>
    <meta:user-defined meta:name="BungeniExpAuthor">user.Ashok</meta:user-defined>
    <meta:user-defined meta:name="BungeniExpAuthorURI">user.Ashok</meta:user-defined>
    <meta:user-defined meta:name="BungeniExpDate">2010-06-17</meta:user-defined>
    <meta:user-defined meta:name="BungeniExpDateName">expDate</meta:user-defined>
    <meta:user-defined meta:name="BungeniExpURI">/ke/debaterecord/2010-6-18/eng</meta:user-defined>
    <meta:user-defined meta:name="BungeniLanguageCode">eng</meta:user-defined>
    <meta:user-defined meta:name="BungeniManAuthor">user.Ashok</meta:user-defined>
    <meta:user-defined meta:name="BungeniManAuthorURI">user.Ashok</meta:user-defined>
    <meta:user-defined meta:name="BungeniManDate">2010-06-17</meta:user-defined>
    <meta:user-defined meta:name="BungeniManDateName">manDate</meta:user-defined>
    <meta:user-defined meta:name="BungeniManURI">/ke/debaterecord/2010-6-18/eng.xml</meta:user-defined>
    <meta:user-defined meta:name="BungeniOfficialDate">2010-06-18</meta:user-defined>
    <meta:user-defined meta:name="BungeniOfficialTime">23:02</meta:user-defined>
    <meta:user-defined meta:name="BungeniParliamentID">P01</meta:user-defined>
    <meta:user-defined meta:name="BungeniParliamentSession">P01-SESS01</meta:user-defined>
    <meta:user-defined meta:name="BungeniParliamentSitting">P01-SESS01-SIT01</meta:user-defined>
    <meta:user-defined meta:name="BungeniPublicationDate">2010-06-18</meta:user-defined>
    <meta:user-defined meta:name="BungeniPublicationName">debaterecord</meta:user-defined>
    <meta:user-defined meta:name="BungeniPublicationNameFull"/>
    <meta:user-defined meta:name="BungeniWorkAuthor">user.Ashok</meta:user-defined>
    <meta:user-defined meta:name="BungeniWorkAuthorURI">user.Ashok</meta:user-defined>
    <meta:user-defined meta:name="BungeniWorkDate">2010-06-18</meta:user-defined>
    <meta:user-defined meta:name="BungeniWorkDateName">workDate</meta:user-defined>
    <meta:user-defined meta:name="BungeniWorkURI">/ke/debaterecord/2010-6-18</meta:user-defined>
    <meta:user-defined meta:name="__BungeniDocMeta">true</meta:user-defined>
    <meta:user-defined meta:name="bungeniEditorNotes">&amp;lt;notes&amp;gt;&amp;lt;/notes&amp;gt;</meta:user-defined>
  </office:meta>
</office:document-meta>
</file>